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719cm"/>
    </style:style>
    <style:style style:name="Tableau4.E" style:family="table-column">
      <style:table-column-properties style:column-width="2.191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88699f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e5dcac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6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8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88699f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1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0e5dcac" style:font-size-asian="11pt" style:font-weight-asian="bold" style:font-size-complex="11pt" style:font-weight-complex="bold"/>
    </style:style>
    <style:style style:name="P24" style:family="paragraph" style:parent-style-name="Standard">
      <style:paragraph-properties fo:break-before="page"/>
      <style:text-properties style:font-name="Arial" fo:font-size="11pt" fo:font-weight="bold" officeooo:paragraph-rsid="00e5dcac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5dcac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5dcac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5dcac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5dcac" style:font-size-asian="10pt" style:font-size-complex="10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dcac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e5dcac" style:font-size-asian="6pt" style:font-weight-asian="normal" style:font-size-complex="6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5dcac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f3f190" officeooo:paragraph-rsid="00f3f190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5dcac" style:font-size-asian="7pt" style:font-size-complex="7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7pt" officeooo:paragraph-rsid="00e5dcac" style:font-size-asian="7pt" style:font-size-complex="7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56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57" style:family="paragraph" style:parent-style-name="Standard">
      <style:text-properties officeooo:paragraph-rsid="0073ab57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fo:language="zxx" fo:country="none" officeooo:rsid="00fa02eb" style:language-asian="zxx" style:country-asian="none" style:language-complex="zxx" style:country-complex="none"/>
    </style:style>
    <style:style style:name="T5" style:family="text">
      <style:text-properties officeooo:rsid="0035fdfc"/>
    </style:style>
    <style:style style:name="T6" style:family="text">
      <style:text-properties officeooo:rsid="00a855b9"/>
    </style:style>
    <style:style style:name="T7" style:family="text">
      <style:text-properties officeooo:rsid="00d64822"/>
    </style:style>
    <style:style style:name="T8" style:family="text">
      <style:text-properties officeooo:rsid="00ff9e7c"/>
    </style:style>
    <style:style style:name="T9" style:family="text">
      <style:text-properties officeooo:rsid="00ddf725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style:font-name="Arial" fo:font-size="11pt" officeooo:rsid="004de8f2" style:font-size-asian="11pt" style:font-size-complex="11pt"/>
    </style:style>
    <style:style style:name="T13" style:family="text">
      <style:text-properties style:font-name="Arial" fo:font-size="11pt" officeooo:rsid="0047e591" style:font-size-asian="11pt" style:font-size-complex="11pt"/>
    </style:style>
    <style:style style:name="T14" style:family="text">
      <style:text-properties style:font-name="Arial" fo:font-size="11pt" officeooo:rsid="00a25f00" style:font-size-asian="11pt" style:font-size-complex="11pt"/>
    </style:style>
    <style:style style:name="T15" style:family="text">
      <style:text-properties style:font-name="Arial" fo:font-size="11pt" officeooo:rsid="00b43443" style:font-size-asian="11pt" style:font-size-complex="11pt"/>
    </style:style>
    <style:style style:name="T16" style:family="text">
      <style:text-properties style:font-name="Arial" fo:font-size="11pt" officeooo:rsid="00b6124b" style:font-size-asian="11pt" style:font-size-complex="11pt"/>
    </style:style>
    <style:style style:name="T17" style:family="text">
      <style:text-properties style:font-name="Arial" fo:font-size="11pt" officeooo:rsid="00bcabf8" style:font-size-asian="11pt" style:font-size-complex="11pt"/>
    </style:style>
    <style:style style:name="T18" style:family="text">
      <style:text-properties style:font-name="Arial" fo:font-size="11pt" officeooo:rsid="00e3d4ba" style:font-size-asian="11pt" style:font-size-complex="11pt"/>
    </style:style>
    <style:style style:name="T19" style:family="text">
      <style:text-properties officeooo:rsid="005c9b13"/>
    </style:style>
    <style:style style:name="T20" style:family="text">
      <style:text-properties officeooo:rsid="00b201f7"/>
    </style:style>
    <style:style style:name="T21" style:family="text">
      <style:text-properties officeooo:rsid="00bb6c3d"/>
    </style:style>
    <style:style style:name="T22" style:family="text">
      <style:text-properties officeooo:rsid="00bd9f7f"/>
    </style:style>
    <style:style style:name="T23" style:family="text">
      <style:text-properties officeooo:rsid="00ccd640"/>
    </style:style>
    <style:style style:name="T24" style:family="text">
      <style:text-properties officeooo:rsid="00e5d911"/>
    </style:style>
    <style:style style:name="T25" style:family="text">
      <style:text-properties officeooo:rsid="00e30ea8"/>
    </style:style>
    <style:style style:name="T26" style:family="text">
      <style:text-properties officeooo:rsid="00ec8cdc"/>
    </style:style>
    <style:style style:name="T27" style:family="text">
      <style:text-properties officeooo:rsid="005a241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0">Réf.<text:span text:style-name="T19"> contrôle</text:span></text:p>
          </table:table-cell>
          <table:table-cell table:style-name="Tableau2.A1" office:value-type="string">
            <text:p text:style-name="P13">{control_ref}</text:p>
          </table:table-cell>
          <table:table-cell table:style-name="Tableau2.C1" table:number-rows-spanned="5" office:value-type="string">
            <text:p text:style-name="P10">{photoDefault}</text:p>
          </table:table-cell>
        </table:table-row>
        <table:table-row table:style-name="Tableau2.2">
          <table:table-cell table:style-name="Tableau2.A2" office:value-type="string">
            <text:p text:style-name="P20">Objet contr<text:span text:style-name="T23">ô</text:span>lé</text:p>
          </table:table-cell>
          <table:table-cell table:style-name="Tableau2.A2" office:value-type="string">
            <text:p text:style-name="P18">{object_type}<text:span text:style-name="T27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9">Date de contrôle </text:p>
          </table:table-cell>
          <table:table-cell table:style-name="Tableau2.A2" office:value-type="string">
            <text:p text:style-name="P14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1">Proje<text:span text:style-name="T22">t</text:span></text:p>
          </table:table-cell>
          <table:table-cell table:style-name="Tableau2.A2" office:value-type="string">
            <text:p text:style-name="P12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1"><text:span text:style-name="T20">Réf. m</text:span>odèle</text:p>
            <text:p text:style-name="P22">de contrôle</text:p>
          </table:table-cell>
          <table:table-cell table:style-name="Tableau2.A2" office:value-type="string">
            <text:p text:style-name="P12">{sheet_ref} - {sheet_label}</text:p>
          </table:table-cell>
          <table:covered-table-cell table:style-name="Tableau2.C1"/>
        </table:table-row>
        <table:table-row table:style-name="Tableau2.6">
          <table:table-cell table:style-name="Tableau2.A6" table:number-columns-spanned="2" office:value-type="string">
            <text:p text:style-name="P55">Verdict</text:p>
          </table:table-cell>
          <table:covered-table-cell/>
          <table:table-cell table:style-name="Tableau2.C6" office:value-type="string">
            <text:p text:style-name="P53">{verdict}</text:p>
          </table:table-cell>
        </table:table-row>
      </table:table>
      <text:p text:style-name="P57"/>
      <text:p text:style-name="P15">Note publique : <text:span text:style-name="T10">{public_note}</text:span></text:p>
      <text:p text:style-name="P15"/>
      <text:p text:style-name="P17">Contacts associés au contr<text:span text:style-name="T23">ô</text:span>le :</text:p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29">Nom</text:p>
          </table:table-cell>
          <table:table-cell table:style-name="Tableau3.A1" office:value-type="string">
            <text:p text:style-name="P29">Prénom</text:p>
          </table:table-cell>
          <table:table-cell table:style-name="Tableau3.A1" office:value-type="string">
            <text:p text:style-name="P30">R<text:span text:style-name="T21">ô</text:span>le</text:p>
          </table:table-cell>
          <table:table-cell table:style-name="Tableau3.A1" office:value-type="string">
            <text:p text:style-name="P33">Date de signature</text:p>
          </table:table-cell>
          <table:table-cell table:style-name="Tableau3.E1" office:value-type="string">
            <text:p text:style-name="P40">Signature</text:p>
          </table:table-cell>
        </table:table-row>
        <table:table-row>
          <table:table-cell table:style-name="Tableau3.A2" office:value-type="string">
            <text:p text:style-name="P37">[!-- BEGIN row.attendant --] {attendant_lastname}</text:p>
          </table:table-cell>
          <table:table-cell table:style-name="Tableau3.B2" office:value-type="string">
            <text:p text:style-name="P37">{attendant_firstname}</text:p>
          </table:table-cell>
          <table:table-cell table:style-name="Tableau3.C2" office:value-type="string">
            <text:p text:style-name="P37">{attendant_role}</text:p>
          </table:table-cell>
          <table:table-cell table:style-name="Tableau3.D2" office:value-type="string">
            <text:p text:style-name="P37">{attendant_signature_date}</text:p>
          </table:table-cell>
          <table:table-cell table:style-name="Tableau3.E2" office:value-type="string">
            <text:p text:style-name="P39">{attendant_signature}[!-- END row.attendant --]</text:p>
          </table:table-cell>
        </table:table-row>
      </table:table>
      <text:p text:style-name="P56"><text:span text:style-name="T11">Liste des </text:span><text:span text:style-name="T12">points contr</text:span><text:span text:style-name="T14">ô</text:span><text:span text:style-name="T12">lés, </text:span><text:span text:style-name="T15">observations et réponse</text:span><text:span text:style-name="T18">(s)</text:span><text:span text:style-name="T13"> </text:span><text:span text:style-name="T16">à </text:span><text:span text:style-name="T17">la </text:span><text:span text:style-name="T16">question</text:span></text:p>
      <text:p text:style-name="P1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5">Réf</text:p>
            <text:p text:style-name="P43">Question</text:p>
          </table:table-cell>
          <table:table-cell table:style-name="Tableau4.A1" office:value-type="string">
            <text:p text:style-name="P27">Titre - Description</text:p>
          </table:table-cell>
          <table:table-cell table:style-name="Tableau4.A1" office:value-type="string">
            <text:p text:style-name="P27">Réf</text:p>
            <text:p text:style-name="P43">Réponse</text:p>
          </table:table-cell>
          <table:table-cell table:style-name="Tableau4.A1" office:value-type="string">
            <text:p text:style-name="P31">Observations</text:p>
          </table:table-cell>
          <table:table-cell table:style-name="Tableau4.E1" office:value-type="string">
            <text:p text:style-name="P32">Réponse<text:span text:style-name="T24">(s)</text:span></text:p>
          </table:table-cell>
        </table:table-row>
        <table:table-row table:style-name="Tableau4.2">
          <table:table-cell table:style-name="Tableau4.A2" office:value-type="string">
            <text:p text:style-name="P51">[!-- BEGIN row.questions --]</text:p>
            <text:p text:style-name="P51">{ref}</text:p>
          </table:table-cell>
          <table:table-cell table:style-name="Tableau4.B2" office:value-type="string">
            <text:p text:style-name="P36">{label}</text:p>
            <text:p text:style-name="P36">Description : {description}</text:p>
          </table:table-cell>
          <table:table-cell table:style-name="Tableau4.C2" office:value-type="string">
            <text:p text:style-name="P49">{ref_answer}</text:p>
          </table:table-cell>
          <table:table-cell table:style-name="Tableau4.D2" office:value-type="string">
            <text:p text:style-name="P35">{comment}</text:p>
          </table:table-cell>
          <table:table-cell table:style-name="Tableau4.E2" office:value-type="string">
            <text:p text:style-name="P48">{answer}</text:p>
            <text:p text:style-name="P44">[!-- END row.questions --]</text:p>
          </table:table-cell>
        </table:table-row>
      </table:table>
      <text:p text:style-name="P2"/>
      <text:p text:style-name="P24">Liste des <text:span text:style-name="T25">équipements et</text:span> <text:span text:style-name="T25">moyens de contrôle</text:span></text:p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26">Réf</text:p>
            <text:p text:style-name="P46">Equipement</text:p>
          </table:table-cell>
          <table:table-cell table:style-name="Tableau5.A1" office:value-type="string">
            <text:p text:style-name="P34">Libellé</text:p>
          </table:table-cell>
          <table:table-cell table:style-name="Tableau5.A1" office:value-type="string">
            <text:p text:style-name="P28">Réf</text:p>
            <text:p text:style-name="P47">Numéro de lot/série</text:p>
          </table:table-cell>
          <table:table-cell table:style-name="Tableau5.A1" office:value-type="string">
            <text:p text:style-name="P34">Description</text:p>
          </table:table-cell>
          <table:table-cell table:style-name="Tableau5.A1" office:value-type="string">
            <text:p text:style-name="P34">DLUO/DDM</text:p>
          </table:table-cell>
          <table:table-cell table:style-name="Tableau5.F1" office:value-type="string">
            <text:p text:style-name="P54">Durée de vie <text:span text:style-name="T26">restante</text:span></text:p>
          </table:table-cell>
        </table:table-row>
        <table:table-row table:style-name="Tableau5.2">
          <table:table-cell table:style-name="Tableau5.A2" office:value-type="string">
            <text:p text:style-name="P52">[!-- BEGIN row.equipment --]</text:p>
            <text:p text:style-name="P52">{equipment_ref}</text:p>
          </table:table-cell>
          <table:table-cell table:style-name="Tableau5.B2" office:value-type="string">
            <text:p text:style-name="P38">{equipment_label}</text:p>
          </table:table-cell>
          <table:table-cell table:style-name="Tableau5.C2" office:value-type="string">
            <text:p text:style-name="P50">{productlot_batch}</text:p>
          </table:table-cell>
          <table:table-cell table:style-name="Tableau5.D2" office:value-type="string">
            <text:p text:style-name="P38">{equipment_description}</text:p>
          </table:table-cell>
          <table:table-cell table:style-name="Tableau5.E2" office:value-type="string">
            <text:p text:style-name="P41">{dluo}</text:p>
            <text:p text:style-name="P45">[!-- END row.equipment --]</text:p>
          </table:table-cell>
          <table:table-cell table:style-name="Tableau5.F2" office:value-type="string">
            <text:p text:style-name="P42">{lifetime} [!-- END row.equipment --]</text:p>
          </table:table-cell>
        </table:table-row>
      </table:table>
      <text:p text:style-name="P23"/>
      <text:p text:style-name="P23">Tous les médias associés au contrôle : {control_ref}</text:p>
      <text:p text:style-name="P2"/>
      <text:p text:style-name="P2">[!-- BEGIN photos --]</text:p>
      <text:p text:style-name="P2"/>
      <text:p text:style-name="P3"/>
      <text:p text:style-name="P9">{answer_ref}</text:p>
      <text:p text:style-name="P5">{media_name}</text:p>
      <text:p text:style-name="P5"><text:s/>{photo} </text:p>
      <text:p text:style-name="P2">[!-- END photos --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fo:language="zxx" fo:country="none" officeooo:rsid="00fa02eb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a855b9"/>
    </style:style>
    <style:style style:name="MT7" style:family="text">
      <style:text-properties officeooo:rsid="00d64822"/>
    </style:style>
    <style:style style:name="MT8" style:family="text">
      <style:text-properties officeooo:rsid="00ff9e7c"/>
    </style:style>
    <style:style style:name="MT9" style:family="text">
      <style:text-properties officeooo:rsid="00ddf72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3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</text:span><text:span text:style-name="MT4">igiQuali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_photo.odt</text:file-name><text:s/><text:tab/><text:span text:style-name="MT5">Version – </text:span><text:span text:style-name="MT6">2</text:span><text:span text:style-name="MT5">.</text:span><text:span text:style-name="MT7">2</text:span><text:span text:style-name="MT5">.</text:span><text:span text:style-name="MT8">4</text:span><text:span text:style-name="MT9"> </text:span><text:span text:style-name="MT5">- 202</text:span><text:span text:style-name="MT8">40125</text:span> - Page 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24M16S</meta:editing-duration>
    <meta:editing-cycles>291</meta:editing-cycles>
    <meta:generator>LibreOffice/7.4.1.2$Windows_X86_64 LibreOffice_project/3c58a8f3a960df8bc8fd77b461821e42c061c5f0</meta:generator>
    <dc:date>2024-01-25T14:53:18.949000000</dc:date>
    <meta:document-statistic meta:table-count="4" meta:image-count="1" meta:object-count="0" meta:page-count="4" meta:paragraph-count="69" meta:word-count="168" meta:character-count="1350" meta:non-whitespace-character-count="1251"/>
    <meta:user-defined meta:name="Info 1"/>
    <meta:user-defined meta:name="Info 2"/>
    <meta:user-defined meta:name="Info 3"/>
    <meta:user-defined meta:name="Info 4"/>
  </office:meta>
</office:document-meta>
</file>